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7034" svg:stroke-width="0.019cm" svg:stroke-color="#000000" draw:marker-start="" draw:marker-start-width="0.3cm" draw:marker-start-center="false" draw:marker-end="" draw:marker-end-width="0.3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7035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036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7037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703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39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040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7041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042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7043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7044" svg:stroke-width="0cm" svg:stroke-color="#000000" draw:marker-start="" draw:marker-start-width="0.3cm" draw:marker-start-center="false" draw:marker-end="" draw:marker-end-width="0.3cm" draw:marker-end-center="false" draw:fill="none" draw:fill-color="#99ccff" fo:min-height="0.459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045" svg:stroke-width="0.03cm" svg:stroke-color="#0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7046" svg:stroke-width="0.03cm" svg:stroke-color="#91232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7047" svg:stroke-width="0cm" svg:stroke-color="#000000" draw:marker-start="" draw:marker-start-width="0.3cm" draw:marker-start-center="false" draw:marker-end="" draw:marker-end-width="0.3cm" draw:marker-end-center="false" draw:fill="none" draw:fill-color="#99ccff" fo:min-height="0.459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004cm" svg:height="1.006cm" svg:x="8.154cm" svg:y="14.349cm" draw:kind="section" draw:start-angle="343.25" draw:end-angle="13.58">
            <text:p/>
          </draw:ellipse>
          <draw:line draw:style-name="gr2" draw:text-style-name="P2" draw:layer="layout" svg:x1="8.664cm" svg:y1="14.855cm" svg:x2="8.795cm" svg:y2="15.769cm">
            <text:p/>
          </draw:line>
          <draw:line draw:style-name="gr3" draw:text-style-name="P2" draw:layer="layout" svg:x1="8.803cm" svg:y1="15.769cm" svg:x2="11.518cm" svg:y2="15.7cm">
            <text:p/>
          </draw:line>
          <draw:line draw:style-name="gr4" draw:text-style-name="P2" draw:layer="layout" svg:x1="11.516cm" svg:y1="15.701cm" svg:x2="11.197cm" svg:y2="14.2cm">
            <text:p/>
          </draw:line>
          <draw:line draw:style-name="gr5" draw:text-style-name="P2" draw:layer="layout" svg:x1="8.8cm" svg:y1="15.77cm" svg:x2="11.188cm" svg:y2="14.204cm">
            <text:p/>
          </draw:line>
          <draw:frame draw:style-name="gr6" draw:text-style-name="P4" draw:layer="layout" svg:width="0.26cm" svg:height="0.38cm" svg:x="8.445cm" svg:y="14.523cm">
            <draw:text-box>
              <text:p text:style-name="P3"><text:span text:style-name="T1">C</text:span></text:p>
            </draw:text-box>
          </draw:frame>
          <draw:frame draw:style-name="gr7" draw:text-style-name="P4" draw:layer="layout" svg:width="0.26cm" svg:height="0.38cm" svg:x="8.521cm" svg:y="15.767cm">
            <draw:text-box>
              <text:p text:style-name="P3"><text:span text:style-name="T1">T</text:span></text:p>
            </draw:text-box>
          </draw:frame>
          <draw:frame draw:style-name="gr8" draw:text-style-name="P4" draw:layer="layout" svg:width="0.262cm" svg:height="0.38cm" svg:x="9.622cm" svg:y="15.218cm">
            <draw:text-box>
              <text:p text:style-name="P3"><text:span text:style-name="T1">S</text:span></text:p>
            </draw:text-box>
          </draw:frame>
          <draw:frame draw:style-name="gr9" draw:text-style-name="P4" draw:layer="layout" svg:width="0.262cm" svg:height="0.38cm" svg:x="11.319cm" svg:y="15.73cm">
            <draw:text-box>
              <text:p text:style-name="P3"><text:span text:style-name="T1">A</text:span></text:p>
            </draw:text-box>
          </draw:frame>
          <draw:frame draw:style-name="gr10" draw:text-style-name="P4" draw:layer="layout" svg:width="0.262cm" svg:height="0.38cm" svg:x="10.987cm" svg:y="13.823cm">
            <draw:text-box>
              <text:p text:style-name="P3"><text:span text:style-name="T1">H</text:span></text:p>
            </draw:text-box>
          </draw:frame>
          <draw:frame draw:style-name="gr11" draw:text-style-name="P5" draw:layer="layout" svg:width="0.262cm" svg:height="0.459cm" svg:x="12.059cm" svg:y="13.53cm">
            <draw:text-box>
              <text:p text:style-name="P3"><text:span text:style-name="T2">x</text:span></text:p>
            </draw:text-box>
          </draw:frame>
          <draw:line draw:style-name="gr12" draw:text-style-name="P2" draw:layer="layout" svg:x1="8.653cm" svg:y1="14.849cm" svg:x2="12.34cm" svg:y2="13.904cm">
            <text:p/>
          </draw:line>
          <draw:line draw:style-name="gr13" draw:text-style-name="P2" draw:layer="layout" svg:x1="8.664cm" svg:y1="14.848cm" svg:x2="12.46cm" svg:y2="15.97cm">
            <text:p/>
          </draw:line>
          <draw:frame draw:style-name="gr14" draw:text-style-name="P5" draw:layer="layout" svg:width="0.262cm" svg:height="0.459cm" svg:x="12.22cm" svg:y="15.393cm">
            <draw:text-box>
              <text:p text:style-name="P3"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034" draw:display-name="Dashed (var) 7034" draw:style="rect" draw:dots1="1" draw:dots1-length="0.011cm" draw:dots2="1" draw:dots2-length="0.011cm" draw:distance="0.011cm"/>
    <draw:stroke-dash draw:name="Dashed_20__28_var_29__20_7035" draw:display-name="Dashed (var) 7035" draw:style="rect" draw:dots1="1" draw:dots1-length="0.011cm" draw:dots2="1" draw:dots2-length="0.011cm" draw:distance="0.011cm"/>
    <draw:stroke-dash draw:name="Dashed_20__28_var_29__20_7036" draw:display-name="Dashed (var) 7036" draw:style="rect" draw:dots1="1" draw:dots1-length="0.011cm" draw:dots2="1" draw:dots2-length="0.011cm" draw:distance="0.011cm"/>
    <draw:stroke-dash draw:name="Dashed_20__28_var_29__20_7037" draw:display-name="Dashed (var) 7037" draw:style="rect" draw:dots1="1" draw:dots1-length="0.011cm" draw:dots2="1" draw:dots2-length="0.011cm" draw:distance="0.011cm"/>
    <draw:stroke-dash draw:name="Dashed_20__28_var_29__20_7038" draw:display-name="Dashed (var) 7038" draw:style="rect" draw:dots1="1" draw:dots1-length="0.011cm" draw:dots2="1" draw:dots2-length="0.011cm" draw:distance="0.011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11cm" draw:dots2="1" draw:dots2-length="0.011cm" draw:distance="0.011cm"/>
    <draw:stroke-dash draw:name="Dashed_20__28_var_29__20_7046" draw:display-name="Dashed (var) 7046" draw:style="rect" draw:dots1="1" draw:dots1-length="0.011cm" draw:dots2="1" draw:dots2-length="0.011cm" draw:distance="0.011cm"/>
    <draw:stroke-dash draw:name="Dashed_20__28_var_29__20_7047" draw:display-name="Dashed (var) 704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2:00.334412591</meta:creation-date>
    <dc:date>2018-02-09T11:52:17.030147665</dc:date>
    <meta:editing-duration>PT17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